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99pt"/>
    </style:style>
    <style:style style:name="co2" style:family="table-column">
      <style:table-column-properties fo:break-before="auto" style:column-width="30.25pt"/>
    </style:style>
    <style:style style:name="co3" style:family="table-column">
      <style:table-column-properties fo:break-before="auto" style:column-width="34.75pt"/>
    </style:style>
    <style:style style:name="co4" style:family="table-column">
      <style:table-column-properties fo:break-before="auto" style:column-width="45.21pt"/>
    </style:style>
    <style:style style:name="co5" style:family="table-column">
      <style:table-column-properties fo:break-before="auto" style:column-width="42.21pt"/>
    </style:style>
    <style:style style:name="co6" style:family="table-column">
      <style:table-column-properties fo:break-before="auto" style:column-width="22.0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440" table:style-name="ta1">
        <table:shapes>
          <draw:frame draw:z-index="0" draw:style-name="gr1" draw:text-style-name="P1" svg:width="453.51pt" svg:height="255.09pt" svg:x="291.63pt" svg:y="55.59pt">
            <loext:p draw:notify-on-update-of-ranges="T440.A1:T440.A1 T440.A2:T440.A17 T440.B1:T440.B1 T440.B2:T440.B17 T440.A1:T440.A1 T440.A2:T440.A17 T440.C1:T440.C1 T440.C2:T440.C17 T440.A1:T440.A1 T440.A2:T440.A17 T440.D1:T440.D1 T440.D2:T440.D17 T440.A1:T440.A1 T440.A2:T440.A17 T440.E1:T440.E1 T440.E2:T440.E17 T440.A1:T440.A1 T440.A2:T440.A17 T440.F1:T440.F1 T440.F2:T440.F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erms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simd_ps</text:p>
          </table:table-cell>
          <table:table-cell office:value-type="string" calcext:value-type="string">
            <text:p>simd_si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29" calcext:value-type="float">
            <text:p>42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190" calcext:value-type="float">
            <text:p>1190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21:54:12.116048198</meta:creation-date>
    <dc:date>2016-01-11T22:28:53.675386904</dc:date>
    <meta:editing-duration>PT3M9S</meta:editing-duration>
    <meta:editing-cycles>2</meta:editing-cycles>
    <meta:generator>LibreOffice/5.0.2.2$Linux_X86_64 LibreOffice_project/00m0$Build-2</meta:generator>
    <meta:document-statistic meta:table-count="1" meta:cell-count="102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0" chart:maximum="2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" chart:maximum="2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44cm" svg:y="0.316cm" chart:style-name="ch2">
          <text:p>Time to copy buffer according to buffer size</text:p>
        </chart:title>
        <chart:legend chart:legend-position="end" svg:x="13.36cm" svg:y="3.205cm" style:legend-expansion="high" chart:style-name="ch3"/>
        <chart:plot-area chart:style-name="ch4" table:cell-range-address="T440.A1:T440.F17" chart:data-source-has-labels="row" svg:x="1.331cm" svg:y="1.301cm" svg:width="11.709cm" svg:height="6.538cm">
          <chartooo:coordinate-region svg:x="2.138cm" svg:y="1.301cm" svg:width="10.53cm" svg:height="5.891cm"/>
          <chart:axis chart:dimension="x" chart:name="primary-x" chart:style-name="ch5">
            <chart:title svg:x="4.892cm" svg:y="8.019cm" chart:style-name="ch6">
              <text:p>Buffer size in bytes (power of 2)</text:p>
            </chart:title>
          </chart:axis>
          <chart:axis chart:dimension="y" chart:name="primary-y" chart:style-name="ch7">
            <chart:title svg:x="0.451cm" svg:y="5.884cm" chart:style-name="ch8">
              <text:p>Elapsed time (us)</text:p>
            </chart:title>
            <chart:grid chart:style-name="ch9" chart:class="major"/>
          </chart:axis>
          <chart:series chart:style-name="ch10" chart:values-cell-range-address="T440.B2:T440.B17" chart:label-cell-address="T440.B1:T440.B1" chart:class="chart:scatter">
            <chart:domain table:cell-range-address="T440.A2:T440.A17"/>
            <chart:data-point chart:repeated="16"/>
          </chart:series>
          <chart:series chart:style-name="ch11" chart:values-cell-range-address="T440.C2:T440.C17" chart:label-cell-address="T440.C1:T440.C1" chart:class="chart:scatter">
            <chart:data-point chart:repeated="16"/>
          </chart:series>
          <chart:series chart:style-name="ch12" chart:values-cell-range-address="T440.D2:T440.D17" chart:label-cell-address="T440.D1:T440.D1" chart:class="chart:scatter">
            <chart:data-point chart:repeated="16"/>
          </chart:series>
          <chart:series chart:style-name="ch13" chart:values-cell-range-address="T440.E2:T440.E17" chart:label-cell-address="T440.E1:T440.E1" chart:class="chart:scatter">
            <chart:data-point chart:repeated="16"/>
          </chart:series>
          <chart:series chart:style-name="ch14" chart:values-cell-range-address="T440.F2:T440.F17" chart:label-cell-address="T440.F1:T440.F1" chart:class="chart:scatter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ms</text:p>
                <draw:g>
                  <svg:desc>T440.B1:T440.B1</svg:desc>
                </draw:g>
              </table:table-cell>
              <table:table-cell office:value-type="string">
                <text:p>scalar</text:p>
                <draw:g>
                  <svg:desc>T440.C1:T440.C1</svg:desc>
                </draw:g>
              </table:table-cell>
              <table:table-cell office:value-type="string">
                <text:p>simd_ps</text:p>
                <draw:g>
                  <svg:desc>T440.D1:T440.D1</svg:desc>
                </draw:g>
              </table:table-cell>
              <table:table-cell office:value-type="string">
                <text:p>simd_si</text:p>
                <draw:g>
                  <svg:desc>T440.E1:T440.E1</svg:desc>
                </draw:g>
              </table:table-cell>
              <table:table-cell office:value-type="string">
                <text:p>std</text:p>
                <draw:g>
                  <svg:desc>T440.F1:T44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440.A2:T440.A17</svg:desc>
                </draw:g>
              </table:table-cell>
              <table:table-cell office:value-type="float" office:value="0">
                <text:p>0</text:p>
                <draw:g>
                  <svg:desc>T440.B2:T440.B17</svg:desc>
                </draw:g>
              </table:table-cell>
              <table:table-cell office:value-type="float" office:value="0">
                <text:p>0</text:p>
                <draw:g>
                  <svg:desc>T440.C2:T440.C17</svg:desc>
                </draw:g>
              </table:table-cell>
              <table:table-cell office:value-type="float" office:value="0">
                <text:p>0</text:p>
                <draw:g>
                  <svg:desc>T440.D2:T440.D17</svg:desc>
                </draw:g>
              </table:table-cell>
              <table:table-cell office:value-type="float" office:value="0">
                <text:p>0</text:p>
                <draw:g>
                  <svg:desc>T440.E2:T440.E17</svg:desc>
                </draw:g>
              </table:table-cell>
              <table:table-cell office:value-type="float" office:value="0">
                <text:p>0</text:p>
                <draw:g>
                  <svg:desc>T440.F2:T440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03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210">
                <text:p>210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429">
                <text:p>429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1190">
                <text:p>1190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